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Crimson Text" svg:font-family="'Crimson Text', serif"/>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sans-serif" svg:font-family="sans-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Tableau1" style:family="table">
      <style:table-properties style:width="9.486cm" table:align="left"/>
    </style:style>
    <style:style style:name="Tableau1.A" style:family="table-column">
      <style:table-column-properties style:column-width="2.11cm"/>
    </style:style>
    <style:style style:name="Tableau1.B" style:family="table-column">
      <style:table-column-properties style:column-width="7.377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officeooo:paragraph-rsid="0043c74d"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f98a0"/>
    </style:style>
    <style:style style:name="P9" style:family="paragraph" style:parent-style-name="Text_20_body">
      <style:text-properties officeooo:rsid="001faf9c" officeooo:paragraph-rsid="001faf9c"/>
    </style:style>
    <style:style style:name="P10" style:family="paragraph" style:parent-style-name="Text_20_body">
      <style:text-properties officeooo:rsid="001faf9c" officeooo:paragraph-rsid="0023222d"/>
    </style:style>
    <style:style style:name="P11" style:family="paragraph" style:parent-style-name="Text_20_body">
      <style:text-properties officeooo:rsid="00202b3c" officeooo:paragraph-rsid="00202b3c"/>
    </style:style>
    <style:style style:name="P12" style:family="paragraph" style:parent-style-name="Text_20_body">
      <style:text-properties officeooo:rsid="00242b61"/>
    </style:style>
    <style:style style:name="P13" style:family="paragraph" style:parent-style-name="Text_20_body">
      <style:text-properties officeooo:rsid="00242b61" officeooo:paragraph-rsid="0041563f"/>
    </style:style>
    <style:style style:name="P14" style:family="paragraph" style:parent-style-name="Text_20_body">
      <style:text-properties officeooo:rsid="0025252f" officeooo:paragraph-rsid="0025252f"/>
    </style:style>
    <style:style style:name="P15" style:family="paragraph" style:parent-style-name="Text_20_body">
      <style:text-properties officeooo:rsid="0025b252" officeooo:paragraph-rsid="0025b252"/>
    </style:style>
    <style:style style:name="P16" style:family="paragraph" style:parent-style-name="Text_20_body">
      <style:text-properties officeooo:rsid="00273d2d" officeooo:paragraph-rsid="00284b55"/>
    </style:style>
    <style:style style:name="P17" style:family="paragraph" style:parent-style-name="Text_20_body">
      <style:text-properties officeooo:rsid="00284b55" officeooo:paragraph-rsid="00284b55"/>
    </style:style>
    <style:style style:name="P18" style:family="paragraph" style:parent-style-name="Text_20_body">
      <style:text-properties officeooo:rsid="00284b55" officeooo:paragraph-rsid="002f98a0"/>
    </style:style>
    <style:style style:name="P19" style:family="paragraph" style:parent-style-name="Text_20_body">
      <style:text-properties officeooo:rsid="002a2433" officeooo:paragraph-rsid="002a2433"/>
    </style:style>
    <style:style style:name="P20" style:family="paragraph" style:parent-style-name="Text_20_body">
      <style:text-properties officeooo:rsid="002b997e" officeooo:paragraph-rsid="002b997e"/>
    </style:style>
    <style:style style:name="P21" style:family="paragraph" style:parent-style-name="Text_20_body">
      <style:text-properties officeooo:rsid="002c98b6" officeooo:paragraph-rsid="002c98b6"/>
    </style:style>
    <style:style style:name="P22" style:family="paragraph" style:parent-style-name="Text_20_body">
      <style:text-properties officeooo:rsid="002d417a" officeooo:paragraph-rsid="001d764e"/>
    </style:style>
    <style:style style:name="P23" style:family="paragraph" style:parent-style-name="Text_20_body">
      <style:text-properties officeooo:rsid="002f4490" officeooo:paragraph-rsid="003a93bc"/>
    </style:style>
    <style:style style:name="P24" style:family="paragraph" style:parent-style-name="Text_20_body">
      <style:text-properties officeooo:rsid="0033368e" officeooo:paragraph-rsid="0033368e"/>
    </style:style>
    <style:style style:name="P25" style:family="paragraph" style:parent-style-name="Text_20_body">
      <style:text-properties officeooo:rsid="0033368e" officeooo:paragraph-rsid="003a93bc"/>
    </style:style>
    <style:style style:name="P26" style:family="paragraph" style:parent-style-name="Text_20_body">
      <style:text-properties officeooo:rsid="0035dc1d" officeooo:paragraph-rsid="0044e7a8"/>
    </style:style>
    <style:style style:name="P27" style:family="paragraph" style:parent-style-name="Text_20_body">
      <style:text-properties officeooo:rsid="003697c3" officeooo:paragraph-rsid="003697c3"/>
    </style:style>
    <style:style style:name="P28" style:family="paragraph" style:parent-style-name="Text_20_body">
      <style:text-properties officeooo:rsid="003697c3" officeooo:paragraph-rsid="00395d53"/>
    </style:style>
    <style:style style:name="P29" style:family="paragraph" style:parent-style-name="Text_20_body">
      <style:text-properties officeooo:rsid="003697c3" officeooo:paragraph-rsid="003a93bc"/>
    </style:style>
    <style:style style:name="P30" style:family="paragraph" style:parent-style-name="Text_20_body">
      <style:text-properties officeooo:rsid="003697c3" officeooo:paragraph-rsid="00406d86"/>
    </style:style>
    <style:style style:name="P31" style:family="paragraph" style:parent-style-name="Text_20_body">
      <style:text-properties officeooo:rsid="0041563f"/>
    </style:style>
    <style:style style:name="P32" style:family="paragraph" style:parent-style-name="Text_20_body">
      <style:text-properties officeooo:rsid="0041563f" officeooo:paragraph-rsid="0041563f"/>
    </style:style>
    <style:style style:name="P33" style:family="paragraph" style:parent-style-name="Text_20_body">
      <style:text-properties officeooo:rsid="0044daf8" officeooo:paragraph-rsid="0044daf8"/>
    </style:style>
    <style:style style:name="P34" style:family="paragraph" style:parent-style-name="Text_20_body">
      <style:text-properties officeooo:rsid="0044daf8" officeooo:paragraph-rsid="0044e7a8"/>
    </style:style>
    <style:style style:name="P35" style:family="paragraph" style:parent-style-name="Text_20_body">
      <style:text-properties officeooo:rsid="0044e7a8" officeooo:paragraph-rsid="0045f21a"/>
    </style:style>
    <style:style style:name="P36" style:family="paragraph" style:parent-style-name="Text_20_body">
      <style:text-properties officeooo:rsid="0045f21a" officeooo:paragraph-rsid="0045f21a"/>
    </style:style>
    <style:style style:name="P37" style:family="paragraph" style:parent-style-name="Heading_20_2">
      <style:text-properties officeooo:rsid="001964ed" officeooo:paragraph-rsid="001964ed"/>
    </style:style>
    <style:style style:name="P38" style:family="paragraph" style:parent-style-name="Heading_20_2">
      <style:text-properties officeooo:rsid="001d764e" officeooo:paragraph-rsid="001d764e"/>
    </style:style>
    <style:style style:name="P39" style:family="paragraph" style:parent-style-name="Heading_20_2">
      <style:text-properties officeooo:rsid="001d764e" officeooo:paragraph-rsid="003a93bc"/>
    </style:style>
    <style:style style:name="P40" style:family="paragraph" style:parent-style-name="Heading_20_2">
      <style:text-properties officeooo:paragraph-rsid="001d764e"/>
    </style:style>
    <style:style style:name="P41" style:family="paragraph" style:parent-style-name="Heading_20_2">
      <style:paragraph-properties fo:text-align="justify" style:justify-single-word="false"/>
      <style:text-properties officeooo:paragraph-rsid="0043c74d"/>
    </style:style>
    <style:style style:name="P42" style:family="paragraph" style:parent-style-name="Heading_20_2">
      <style:text-properties officeooo:rsid="0034ba4d" officeooo:paragraph-rsid="0034ba4d"/>
    </style:style>
    <style:style style:name="P43" style:family="paragraph" style:parent-style-name="Heading_20_2">
      <style:text-properties officeooo:rsid="0044e7a8"/>
    </style:style>
    <style:style style:name="P44" style:family="paragraph" style:parent-style-name="Title" style:master-page-name="MP0">
      <style:paragraph-properties style:page-number="auto" fo:break-before="page"/>
      <style:text-properties officeooo:paragraph-rsid="00143648"/>
    </style:style>
    <style:style style:name="P45" style:family="paragraph" style:parent-style-name="Title">
      <style:paragraph-properties fo:break-before="page"/>
    </style:style>
    <style:style style:name="P46" style:family="paragraph" style:parent-style-name="Title" style:master-page-name="First_20_Page">
      <style:paragraph-properties style:page-number="auto"/>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Heading" style:master-page-name="First_20_Page">
      <style:paragraph-properties style:page-number="auto"/>
    </style:style>
    <style:style style:name="P50" style:family="paragraph" style:parent-style-name="Heading_20_3">
      <style:text-properties fo:font-style="normal" style:text-underline-style="none" officeooo:rsid="001e3da0" officeooo:paragraph-rsid="001e3da0" style:font-style-asian="normal" style:font-style-complex="normal"/>
    </style:style>
    <style:style style:name="P51" style:family="paragraph" style:parent-style-name="Heading_20_3">
      <style:text-properties officeooo:rsid="001e3da0" officeooo:paragraph-rsid="001e3da0"/>
    </style:style>
    <style:style style:name="P52" style:family="paragraph" style:parent-style-name="Heading_20_3">
      <style:text-properties officeooo:rsid="00273d2d" officeooo:paragraph-rsid="00273d2d"/>
    </style:style>
    <style:style style:name="P53" style:family="paragraph" style:parent-style-name="Heading_20_3">
      <style:text-properties officeooo:rsid="002a2433"/>
    </style:style>
    <style:style style:name="P54" style:family="paragraph" style:parent-style-name="Heading_20_3">
      <style:text-properties officeooo:rsid="003697c3"/>
    </style:style>
    <style:style style:name="P55" style:family="paragraph" style:parent-style-name="Heading_20_3">
      <style:text-properties officeooo:paragraph-rsid="003c67df"/>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able_20_Contents">
      <style:paragraph-properties style:line-height-at-least="0.529cm"/>
      <style:text-properties fo:color="#333333" style:font-name="Consolas" fo:font-size="9pt"/>
    </style:style>
    <style:style style:name="P58" style:family="paragraph" style:parent-style-name="Table_20_Contents">
      <style:paragraph-properties style:line-height-at-least="0.529cm"/>
      <style:text-properties fo:color="#333333" style:font-name="Consolas" fo:font-size="9pt" officeooo:paragraph-rsid="0045f21a" style:font-size-asian="2pt" style:font-size-complex="2pt"/>
    </style:style>
    <style:style style:name="P59" style:family="paragraph" style:parent-style-name="Table_20_Contents">
      <style:text-properties fo:font-size="2pt" style:font-size-asian="2pt" style:font-size-complex="2pt"/>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fo:font-style="normal" officeooo:rsid="000b3671" style:font-style-asian="normal" style:font-style-complex="normal"/>
    </style:style>
    <style:style style:name="T6" style:family="text">
      <style:text-properties style:use-window-font-color="true" fo:font-style="normal" officeooo:rsid="0017ba14" style:font-style-asian="normal" style:font-style-complex="normal"/>
    </style:style>
    <style:style style:name="T7" style:family="text">
      <style:text-properties style:use-window-font-color="true" officeooo:rsid="00395d53"/>
    </style:style>
    <style:style style:name="T8"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2f98a0" style:font-style-asian="normal" style:font-style-complex="normal"/>
    </style:style>
    <style:style style:name="T11" style:family="text">
      <style:text-properties fo:font-style="normal" officeooo:rsid="003185f6" style:font-style-asian="normal" style:font-style-complex="normal"/>
    </style:style>
    <style:style style:name="T12" style:family="text">
      <style:text-properties fo:font-style="normal" officeooo:rsid="003c67df" style:font-style-asian="normal" style:font-style-complex="normal"/>
    </style:style>
    <style:style style:name="T13" style:family="text">
      <style:text-properties fo:font-style="normal" officeooo:rsid="0041563f" style:font-style-asian="normal" style:font-style-complex="normal"/>
    </style:style>
    <style:style style:name="T14" style:family="text">
      <style:text-properties fo:font-style="normal" officeooo:rsid="0025252f" style:font-style-asian="normal" style:font-style-complex="normal"/>
    </style:style>
    <style:style style:name="T15" style:family="text">
      <style:text-properties fo:font-style="normal" officeooo:rsid="00430858" style:font-style-asian="normal" style:font-style-complex="normal"/>
    </style:style>
    <style:style style:name="T16" style:family="text">
      <style:text-properties fo:font-style="normal" officeooo:rsid="0043c74d" style:font-style-asian="normal" style:font-style-complex="normal"/>
    </style:style>
    <style:style style:name="T17" style:family="text">
      <style:text-properties fo:font-style="normal" officeooo:rsid="0044daf8"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964ed" style:font-style-asian="normal" style:font-style-complex="normal"/>
    </style:style>
    <style:style style:name="T20" style:family="text">
      <style:text-properties fo:font-style="normal" style:text-underline-style="none" officeooo:rsid="00202b3c" style:font-style-asian="normal" style:font-style-complex="normal"/>
    </style:style>
    <style:style style:name="T21" style:family="text">
      <style:text-properties fo:font-style="normal" style:text-underline-style="none" officeooo:rsid="001e3da0" style:font-style-asian="normal" style:font-style-complex="normal"/>
    </style:style>
    <style:style style:name="T22" style:family="text">
      <style:text-properties fo:font-style="normal" style:text-underline-style="none" officeooo:rsid="001faf9c" style:font-style-asian="normal" style:font-style-complex="normal"/>
    </style:style>
    <style:style style:name="T23" style:family="text">
      <style:text-properties fo:font-style="normal" style:text-underline-style="none" officeooo:rsid="0043c74d" style:font-style-asian="normal" style:font-style-complex="normal"/>
    </style:style>
    <style:style style:name="T24" style:family="text">
      <style:text-properties officeooo:rsid="0013cef7"/>
    </style:style>
    <style:style style:name="T25" style:family="text">
      <style:text-properties officeooo:rsid="00143648"/>
    </style:style>
    <style:style style:name="T26" style:family="text">
      <style:text-properties officeooo:rsid="001964ed"/>
    </style:style>
    <style:style style:name="T27" style:family="text">
      <style:text-properties fo:font-style="italic" style:font-style-asian="italic" style:font-style-complex="italic"/>
    </style:style>
    <style:style style:name="T28" style:family="text">
      <style:text-properties fo:font-style="italic" officeooo:rsid="0025252f" style:font-style-asian="italic" style:font-style-complex="italic"/>
    </style:style>
    <style:style style:name="T29" style:family="text">
      <style:text-properties fo:font-style="italic" officeooo:rsid="002f98a0" style:font-style-asian="italic" style:font-style-complex="italic"/>
    </style:style>
    <style:style style:name="T30" style:family="text">
      <style:text-properties fo:font-style="italic" officeooo:rsid="003185f6" style:font-style-asian="italic" style:font-style-complex="italic"/>
    </style:style>
    <style:style style:name="T31" style:family="text">
      <style:text-properties fo:font-style="italic" officeooo:rsid="003c67df" style:font-style-asian="italic" style:font-style-complex="italic"/>
    </style:style>
    <style:style style:name="T32" style:family="text">
      <style:text-properties fo:font-style="italic" officeooo:rsid="00430858" style:font-style-asian="italic" style:font-style-complex="italic"/>
    </style:style>
    <style:style style:name="T33" style:family="text">
      <style:text-properties fo:font-style="italic" officeooo:rsid="0044e7a8" style:font-style-asian="italic" style:font-style-complex="italic"/>
    </style:style>
    <style:style style:name="T34" style:family="text">
      <style:text-properties fo:font-style="italic" style:text-underline-style="none" officeooo:rsid="00202b3c" style:font-style-asian="italic" style:font-style-complex="italic"/>
    </style:style>
    <style:style style:name="T35" style:family="text">
      <style:text-properties officeooo:rsid="001cc936"/>
    </style:style>
    <style:style style:name="T36" style:family="text">
      <style:text-properties officeooo:rsid="001d764e"/>
    </style:style>
    <style:style style:name="T37" style:family="text">
      <style:text-properties officeooo:rsid="001e3da0"/>
    </style:style>
    <style:style style:name="T38" style:family="text">
      <style:text-properties officeooo:rsid="001faf9c"/>
    </style:style>
    <style:style style:name="T39" style:family="text">
      <style:text-properties fo:color="#252525" style:font-name="Georgia" fo:font-size="10.5pt" fo:letter-spacing="normal" fo:font-style="normal" style:text-underline-style="none" fo:font-weight="normal" style:font-style-asian="normal" style:font-style-complex="normal"/>
    </style:style>
    <style:style style:name="T40" style:family="text">
      <style:text-properties officeooo:rsid="00202b3c"/>
    </style:style>
    <style:style style:name="T41" style:family="text">
      <style:text-properties officeooo:rsid="00204c33"/>
    </style:style>
    <style:style style:name="T42" style:family="text">
      <style:text-properties officeooo:rsid="0021a71c"/>
    </style:style>
    <style:style style:name="T43" style:family="text">
      <style:text-properties officeooo:rsid="0023222d"/>
    </style:style>
    <style:style style:name="T44" style:family="text">
      <style:text-properties officeooo:rsid="00284b55"/>
    </style:style>
    <style:style style:name="T45" style:family="text">
      <style:text-properties officeooo:rsid="002ed332"/>
    </style:style>
    <style:style style:name="T46" style:family="text">
      <style:text-properties officeooo:rsid="002f98a0"/>
    </style:style>
    <style:style style:name="T47" style:family="text">
      <style:text-properties officeooo:rsid="003185f6"/>
    </style:style>
    <style:style style:name="T48" style:family="text">
      <style:text-properties officeooo:rsid="0034ba4d"/>
    </style:style>
    <style:style style:name="T49" style:family="text">
      <style:text-properties officeooo:rsid="003697c3"/>
    </style:style>
    <style:style style:name="T50" style:family="text">
      <style:text-properties officeooo:rsid="00379db1"/>
    </style:style>
    <style:style style:name="T51" style:family="text">
      <style:text-properties officeooo:rsid="00395d53"/>
    </style:style>
    <style:style style:name="T52" style:family="text">
      <style:text-properties officeooo:rsid="003a778b"/>
    </style:style>
    <style:style style:name="T53" style:family="text">
      <style:text-properties officeooo:rsid="003a93bc"/>
    </style:style>
    <style:style style:name="T54" style:family="text">
      <style:text-properties officeooo:rsid="003c67df"/>
    </style:style>
    <style:style style:name="T55" style:family="text">
      <style:text-properties officeooo:rsid="003eed90"/>
    </style:style>
    <style:style style:name="T56" style:family="text">
      <style:text-properties officeooo:rsid="00406d86"/>
    </style:style>
    <style:style style:name="T57" style:family="text">
      <style:text-properties officeooo:rsid="00430858"/>
    </style:style>
    <style:style style:name="T58" style:family="text">
      <style:text-properties officeooo:rsid="0044e7a8"/>
    </style:style>
    <style:style style:name="T59" style:family="text">
      <style:text-properties officeooo:rsid="0045f21a"/>
    </style:style>
    <style:style style:name="T60" style:family="text">
      <style:text-properties fo:color="#63a35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5">Pi-Kart</text:span></text:p>
      <text:p text:style-name="Title"/>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Sommaire</text:p>
          </text:index-title>
          <text:p text:style-name="P47"><text:a xlink:type="simple" xlink:href="#__RefHeading___Toc694_892203132" text:style-name="Index_20_Link" text:visited-style-name="Index_20_Link">1</text:a><text:a xlink:type="simple" xlink:href="#__RefHeading___Toc694_892203132" text:style-name="Index_20_Link" text:visited-style-name="Index_20_Link"><text:span text:style-name="T9">Le concept.</text:span></text:a><text:a xlink:type="simple" xlink:href="#__RefHeading___Toc694_892203132" text:style-name="Index_20_Link" text:visited-style-name="Index_20_Link"><text:tab/>5</text:a></text:p>
          <text:p text:style-name="P48"><text:a xlink:type="simple" xlink:href="#__RefHeading___Toc696_892203132" text:style-name="Index_20_Link" text:visited-style-name="Index_20_Link">1.1Qu'est ce qu'une voiture autonome ?<text:tab/>5</text:a></text:p>
          <text:p text:style-name="P56">a)a)<text:a xlink:type="simple" xlink:href="#__RefHeading___Toc738_892203132" text:style-name="Index_20_Link" text:visited-style-name="Index_20_Link">Le principe<text:tab/>5</text:a></text:p>
          <text:p text:style-name="P56">b)b)<text:a xlink:type="simple" xlink:href="#__RefHeading___Toc2115_892203132" text:style-name="Index_20_Link" text:visited-style-name="Index_20_Link">Son fonctionnement.<text:tab/>5</text:a></text:p>
          <text:p text:style-name="P48"><text:a xlink:type="simple" xlink:href="#__RefHeading___Toc698_892203132" text:style-name="Index_20_Link" text:visited-style-name="Index_20_Link">1.2Qui en est à l'origine ?<text:tab/>5</text:a></text:p>
          <text:p text:style-name="P56">a)a)<text:a xlink:type="simple" xlink:href="#__RefHeading___Toc2117_892203132" text:style-name="Index_20_Link" text:visited-style-name="Index_20_Link">Google Car<text:tab/>5</text:a></text:p>
          <text:p text:style-name="P56">b)b)<text:a xlink:type="simple" xlink:href="#__RefHeading___Toc2119_892203132" text:style-name="Index_20_Link" text:visited-style-name="Index_20_Link">Tesla<text:tab/>6</text:a></text:p>
          <text:p text:style-name="P48"><text:a xlink:type="simple" xlink:href="#__RefHeading___Toc700_892203132" text:style-name="Index_20_Link" text:visited-style-name="Index_20_Link">1.3Quels sont les intérêts actuels de ces véhicules ?<text:tab/>6</text:a></text:p>
          <text:p text:style-name="P48"><text:a xlink:type="simple" xlink:href="#__RefHeading___Toc702_892203132" text:style-name="Index_20_Link" text:visited-style-name="Index_20_Link">1.4Qu'ose-t-on imaginer pour le futur ?<text:tab/>6</text:a></text:p>
          <text:p text:style-name="P47"><text:a xlink:type="simple" xlink:href="#__RefHeading___Toc664_892203132" text:style-name="Index_20_Link" text:visited-style-name="Index_20_Link">2Cahier des charges.<text:tab/>7</text:a></text:p>
          <text:p text:style-name="P48"><text:a xlink:type="simple" xlink:href="#__RefHeading___Toc666_892203132" text:style-name="Index_20_Link" text:visited-style-name="Index_20_Link">2.1Récupérer une image.<text:tab/>7</text:a></text:p>
          <text:p text:style-name="P48"><text:a xlink:type="simple" xlink:href="#__RefHeading___Toc704_892203132" text:style-name="Index_20_Link" text:visited-style-name="Index_20_Link">2.2Analyser les images.<text:tab/>7</text:a></text:p>
          <text:p text:style-name="P48"><text:a xlink:type="simple" xlink:href="#__RefHeading___Toc706_892203132" text:style-name="Index_20_Link" text:visited-style-name="Index_20_Link">2.3Comparer les images.<text:tab/>7</text:a></text:p>
          <text:p text:style-name="P48"><text:a xlink:type="simple" xlink:href="#__RefHeading___Toc708_892203132" text:style-name="Index_20_Link" text:visited-style-name="Index_20_Link">2.4Agir sur les paramètres.<text:tab/>7</text:a></text:p>
          <text:p text:style-name="P48"><text:a xlink:type="simple" xlink:href="#__RefHeading___Toc2121_892203132" text:style-name="Index_20_Link" text:visited-style-name="Index_20_Link">2.5Fonctionnement facultatif.<text:tab/>8</text:a></text:p>
          <text:p text:style-name="P47"><text:a xlink:type="simple" xlink:href="#__RefHeading___Toc668_892203132" text:style-name="Index_20_Link" text:visited-style-name="Index_20_Link">3 Travail antérieur effectué.<text:tab/>8</text:a></text:p>
          <text:p text:style-name="P48"><text:a xlink:type="simple" xlink:href="#__RefHeading___Toc710_892203132" text:style-name="Index_20_Link" text:visited-style-name="Index_20_Link">3.1Les techniques possibles et envisagées.<text:tab/>8</text:a></text:p>
          <text:p text:style-name="P56">a)a)<text:a xlink:type="simple" xlink:href="#__RefHeading___Toc2123_892203132" text:style-name="Index_20_Link" text:visited-style-name="Index_20_Link">Les filtres<text:tab/>8</text:a></text:p>
          <text:p text:style-name="P56">b)b)<text:a xlink:type="simple" xlink:href="#__RefHeading___Toc2125_892203132" text:style-name="Index_20_Link" text:visited-style-name="Index_20_Link">Le </text:a><text:a xlink:type="simple" xlink:href="#__RefHeading___Toc2125_892203132" text:style-name="Index_20_Link" text:visited-style-name="Index_20_Link"><text:span text:style-name="T27">machine learning.</text:span></text:a><text:a xlink:type="simple" xlink:href="#__RefHeading___Toc2125_892203132" text:style-name="Index_20_Link" text:visited-style-name="Index_20_Link"><text:tab/>8</text:a></text:p>
          <text:p text:style-name="P48"><text:a xlink:type="simple" xlink:href="#__RefHeading___Toc2133_892203132" text:style-name="Index_20_Link" text:visited-style-name="Index_20_Link">3.2Choix de la librairie.<text:tab/>8</text:a></text:p>
          <text:p text:style-name="P48"><text:a xlink:type="simple" xlink:href="#__RefHeading___Toc712_892203132" text:style-name="Index_20_Link" text:visited-style-name="Index_20_Link">3.3Commande de matériels.<text:tab/>9</text:a></text:p>
          <text:p text:style-name="P48"><text:a xlink:type="simple" xlink:href="#__RefHeading___Toc716_892203132" text:style-name="Index_20_Link" text:visited-style-name="Index_20_Link">3.4Mise en place d’une base de données.<text:tab/>9</text:a></text:p>
          <text:p text:style-name="P47"><text:a xlink:type="simple" xlink:href="#__RefHeading___Toc2135_892203132" text:style-name="Index_20_Link" text:visited-style-name="Index_20_Link">4Les techniques de traitement d’image.<text:tab/>9</text:a></text:p>
          <text:p text:style-name="P48"><text:a xlink:type="simple" xlink:href="#__RefHeading___Toc2137_892203132" text:style-name="Index_20_Link" text:visited-style-name="Index_20_Link">4.1</text:a><text:a xlink:type="simple" xlink:href="#__RefHeading___Toc2137_892203132" text:style-name="Index_20_Link" text:visited-style-name="Index_20_Link"><text:span text:style-name="T9">Google </text:span></text:a><text:a xlink:type="simple" xlink:href="#__RefHeading___Toc2137_892203132" text:style-name="Index_20_Link" text:visited-style-name="Index_20_Link"><text:span text:style-name="T9">Cloud </text:span></text:a><text:a xlink:type="simple" xlink:href="#__RefHeading___Toc2137_892203132" text:style-name="Index_20_Link" text:visited-style-name="Index_20_Link"><text:span text:style-name="T9">Vision.</text:span></text:a><text:a xlink:type="simple" xlink:href="#__RefHeading___Toc2137_892203132" text:style-name="Index_20_Link" text:visited-style-name="Index_20_Link"><text:tab/>9</text:a></text:p>
          <text:p text:style-name="P56">a)a)<text:a xlink:type="simple" xlink:href="#__RefHeading___Toc724_892203132" text:style-name="Index_20_Link" text:visited-style-name="Index_20_Link">Qu’est ce qu’une API ?<text:tab/>9</text:a></text:p>
          <text:p text:style-name="P56">b)b)<text:a xlink:type="simple" xlink:href="#__RefHeading___Toc726_892203132" text:style-name="Index_20_Link" text:visited-style-name="Index_20_Link">Son fonctionnement.<text:tab/>10</text:a></text:p>
          <text:p text:style-name="P56">c)c)<text:a xlink:type="simple" xlink:href="#__RefHeading___Toc728_892203132" text:style-name="Index_20_Link" text:visited-style-name="Index_20_Link"><text:span text:style-name="T9">L</text:span></text:a><text:a xlink:type="simple" xlink:href="#__RefHeading___Toc728_892203132" text:style-name="Index_20_Link" text:visited-style-name="Index_20_Link"><text:span text:style-name="T9">es avantages et inconvénients.</text:span></text:a><text:a xlink:type="simple" xlink:href="#__RefHeading___Toc728_892203132" text:style-name="Index_20_Link" text:visited-style-name="Index_20_Link"><text:tab/>10</text:a></text:p>
          <text:p text:style-name="P48"><text:a xlink:type="simple" xlink:href="#__RefHeading___Toc674_892203132" text:style-name="Index_20_Link" text:visited-style-name="Index_20_Link">4.2OpenCv<text:tab/>10</text:a></text:p>
          <text:p text:style-name="P56">a)a)<text:a xlink:type="simple" xlink:href="#__RefHeading___Toc730_892203132" text:style-name="Index_20_Link" text:visited-style-name="Index_20_Link">Qu’est ce qu’une librairie ?<text:tab/>10</text:a></text:p>
          <text:p text:style-name="P56">b)b)<text:a xlink:type="simple" xlink:href="#__RefHeading___Toc732_892203132" text:style-name="Index_20_Link" text:visited-style-name="Index_20_Link">Les avantages.<text:tab/>10</text:a></text:p>
          <text:p text:style-name="P56">c)c)<text:a xlink:type="simple" xlink:href="#__RefHeading___Toc734_892203132" text:style-name="Index_20_Link" text:visited-style-name="Index_20_Link">Les inconvénients<text:tab/>11</text:a></text:p>
          <text:p text:style-name="P47"><text:a xlink:type="simple" xlink:href="#__RefHeading___Toc736_892203132" text:style-name="Index_20_Link" text:visited-style-name="Index_20_Link">5Bilan.<text:tab/>11</text:a></text:p>
          <text:p text:style-name="P48"><text:a xlink:type="simple" xlink:href="#__RefHeading___Toc2127_892203132" text:style-name="Index_20_Link" text:visited-style-name="Index_20_Link">5.1Bilan du projet.<text:tab/>11</text:a></text:p>
          <text:p text:style-name="P48"><text:a xlink:type="simple" xlink:href="#__RefHeading___Toc2129_892203132" text:style-name="Index_20_Link" text:visited-style-name="Index_20_Link">5.2Bilan humain.<text:tab/>11</text:a></text:p>
          <text:p text:style-name="P48"><text:a xlink:type="simple" xlink:href="#__RefHeading___Toc2131_892203132" text:style-name="Index_20_Link" text:visited-style-name="Index_20_Link">5.3Bilan pédagogique<text:tab/>11</text:a></text:p>
        </text:index-body>
      </text:table-of-content>
      <text:p text:style-name="Text_20_body"/>
      <text:p text:style-name="P45"><text:span text:style-name="T25">I</text:span>ntroduction.</text:p>
      <text:p text:style-name="P1"><text:span text:style-name="T4">7 milliard</text:span><text:span text:style-name="T6">s</text:span><text:span text:style-name="T4"> de personnes </text:span><text:span text:style-name="Police_20_par_20_défaut"><text:span text:style-name="T4">dans le monde et</text:span></text:span><text:span text:style-name="Police_20_par_20_défaut"><text:span text:style-name="T1"> </text:span></text:span><text:span text:style-name="T9">1 milliard de véhicules !</text:span></text:p>
      <text:p text:style-name="P8"><text:span text:style-name="T9">En 1668, Ferdinand VERBIEST fabrique </text:span><text:span text:style-name="Police_20_par_20_défaut"><text:span text:style-name="T4">l’ancêtre de ce qu’on appelle aujourd’hui « la voiture » :</text:span></text:span><text:span text:style-name="Police_20_par_20_défaut"><text:span text:style-name="T1"> </text:span></text:span><text:span text:style-name="T9">un véhicule automobile, considéré davantage comme un jouet, qui est équipé d’une roue à aubes, d’engrenages et de petites roues. </text:span></text:p>
      <text:p text:style-name="P1"><text:span text:style-name="T9">Évoluer et progresser est dans la nature de l'homme </text:span><text:span text:style-name="Police_20_par_20_défaut"><text:span text:style-name="T4">ce qui explique la</text:span></text:span><text:span text:style-name="T9"> révolution des transports du 20</text:span><text:span text:style-name="Police_20_par_20_défaut"><text:span text:style-name="T2">ème</text:span></text:span><text:span text:style-name="T9"> siècle</text:span><text:span text:style-name="Police_20_par_20_défaut"><text:span text:style-name="T1">. </text:span></text:span><text:span text:style-name="Police_20_par_20_défaut"><text:span text:style-name="T4">L</text:span></text:span><text:span text:style-name="T4">'automobile</text:span><text:span text:style-name="T9">, </text:span><text:span text:style-name="Police_20_par_20_défaut"><text:span text:style-name="T4">véhicule à moteur permettant de transporter des personnes ou des choses,</text:span></text:span><text:span text:style-name="Police_20_par_20_défaut"><text:span text:style-name="T1"> </text:span></text:span><text:span text:style-name="T9">s'est</text:span><text:span text:style-name="T4"> </text:span><text:span text:style-name="Police_20_par_20_défaut"><text:span text:style-name="T4">alors</text:span></text:span><text:span text:style-name="T4"> rapidement imposée comme le principal </text:span><text:span text:style-name="Police_20_par_20_défaut"><text:span text:style-name="T4">moyen</text:span></text:span><text:span text:style-name="T4"> de déplacement dans les grandes agglomérations des pays occidentaux. Ainsi, </text:span><text:span text:style-name="Police_20_par_20_défaut"><text:span text:style-name="T4">depuis sa création</text:span></text:span><text:span text:style-name="T4">, le moyen de déplacement prédominant c'est la voiture !</text:span></text:p>
      <text:p text:style-name="P1"><text:span text:style-name="Police_20_par_20_défaut"><text:span text:style-name="T4">Toujours dans la même idée de progrès, les dernières décennies ont permis l’essor des nouvelles technologies appliquées dans toutes sortes de domaines. L’automobile n’est pas laissée de côté et </text:span></text:span><text:span text:style-name="T9"><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4">comme par exemple </text:span></text:span><text:span text:style-name="T4">la possibilité que les phares de votre voiture </text:span><text:span text:style-name="T5">s’allument dès que la luminosité extérieure est basse,</text:span><text:span text:style-name="T9"> aux systèmes multimédias embarqués qui permet</text:span><text:span text:style-name="Police_20_par_20_défaut"><text:span text:style-name="T4">tent</text:span></text:span><text:span text:style-name="T9"> de relier vos objets connectés à votre voiture. </text:span></text:p>
      <text:p text:style-name="P1"><text:span text:style-name="Police_20_par_20_défaut"><text:span text:style-name="T4">Nous constatons que la</text:span></text:span><text:span text:style-name="Police_20_par_20_défaut"><text:span text:style-name="T1"> </text:span></text:span><text:span text:style-name="T9">prochaine vague d’innovations technologiques pour les voitures va désormais se focaliser sur </text:span><text:span text:style-name="Police_20_par_20_défaut"><text:span text:style-name="T4">un tout autre</text:span></text:span><text:span text:style-name="T9">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5">de grands noms de l’automobile.</text:span></text:span></text:p>
      <text:p text:style-name="P1"><text:span text:style-name="T4">C’est dans </text:span><text:span text:style-name="Police_20_par_20_défaut"><text:span text:style-name="T4">l’</text:span></text:span><text:span text:style-name="T4">optique </text:span><text:span text:style-name="Police_20_par_20_défaut"><text:span text:style-name="T4">de participer à cette constante évolution</text:span></text:span><text:span text:style-name="T4"> que nous nous sommes intéressés </text:span><text:span text:style-name="Police_20_par_20_défaut"><text:span text:style-name="T4">à</text:span></text:span><text:span text:style-name="T9"> la voiture autonome. Tout d’abord nous nous sommes penchés sur son fonctionnement</text:span><text:span text:style-name="Police_20_par_20_défaut"><text:span text:style-name="T8">,</text:span></text:span><text:span text:style-name="T9"> </text:span><text:span text:style-name="Police_20_par_20_défaut"><text:span text:style-name="T4">car nous souhaitions </text:span></text:span><text:span text:style-name="T4">comprendre le principe d’une voiture qui serait capable de se déplacer </text:span><text:span text:style-name="Police_20_par_20_défaut"><text:span text:style-name="T4">seule</text:span></text:span><text:span text:style-name="T4">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24">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bookmark-start text:name="__RefHeading___Toc694_892203132"/><text:span text:style-name="T9">Le concept.</text:span><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14">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46">l’intervention</text:span> d'un conducteur.</text:p>
      <text:h text:style-name="Heading_20_3" text:outline-level="3"><text:bookmark-start text:name="__RefHeading___Toc738_892203132"/>Le principe<text:bookmark-end text:name="__RefHeading___Toc738_892203132"/></text:h>
      <text:p text:style-name="P15">Une voiture autonome ne l'est pas exclusivement. En règle générale, elle dispose d'un mode automatisé, complet ou partiel, qui peut être désactivé au cas où le conducteur désirerait reprendre le contrôle. Car <text:span text:style-name="T44">en effet, </text:span>qui dit véhicule autonome ne dit pas absence de conducteur. <text:span text:style-name="T46">B</text:span>ien au contraire, <text:span text:style-name="T46">c</text:span>elui-ci doit être présent derrière le volant pour agir en cas de dysfonctionnement.</text:p>
      <text:h text:style-name="P52" text:outline-level="3"><text:bookmark-start text:name="__RefHeading___Toc2115_892203132"/>Son fonctionnement.<text:bookmark-end text:name="__RefHeading___Toc2115_892203132"/></text:h>
      <text:p text:style-name="P16">Il existe plusieurs type<text:span text:style-name="T46">s</text:span> <text:span text:style-name="T46">de voiture autonome </text:span>selon les constructeurs automobiles <text:span text:style-name="T44">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7">Les premiers pas de la voiture autonome ont été réalisés avec le stationnement semi-automatique il y a quelques années. C<text:span text:style-name="T46">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53" text:outline-level="3"><text:bookmark-start text:name="__RefHeading___Toc2117_892203132"/>Google Car<text:bookmark-end text:name="__RefHeading___Toc2117_892203132"/></text:h>
      <text:p text:style-name="P19">En octobre 2010, Google annonce avoir conçu un système de pilotage automatique pour automobile aidé de radars, caméras vidéo et GPS, installé sur sept véhicules qui ont parcouru plus de 225 000 k<text:span text:style-name="T46">ilomètres</text:span> en Californie sans avoir provoqué d'accident. Google développe son propre véhicule à deux places. Présenté en 2014, il s'agit d'un véhicule électrique d'une autonomie <text:soft-page-break/>maximale de 130 k<text:span text:style-name="T46">ilomètres</text:span> et pouvant atteindre la vitesse de 40 km/h. <text:span text:style-name="T46">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xt:bookmark-start text:name="__RefHeading___Toc2119_892203132"/>Tesla<text:bookmark-end text:name="__RefHeading___Toc2119_892203132"/></text:h>
      <text:p text:style-name="P20"><text:s/><text:span text:style-name="T46">Sur </text:span>les Tesla Model S commercialisées depuis octobre 2014, <text:span text:style-name="T46">a développé </text:span>l'<text:span text:style-name="T27">Autopilot.</text:span><text:span text:style-name="T9"> </text:span><text:span text:style-name="T10">C</text:span><text:span text:style-name="T29">’</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27">Autopilot</text:span>" permet de suivre le <text:span text:style-name="T46">flux</text:span> de la circulation en gérant l'accélérateur et le freinage, mais également de gérer la direction en maintenant la voiture dans sa voie de circulation. Il peut <text:span text:style-name="T46">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8">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3">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21">Le programme Autopilot de Tesla a réussi à anticiper un accident. Ce système a réagi plus vite que le conducteur, l’alertant et enclenchant le freinage. <text:span text:style-name="T47">H</text:span>eureusement, l’accident, spectaculaire, n’a fait que des blessés légers.</text:p>
      <text:p text:style-name="P21">Ce que veut mettre en place <text:span text:style-name="T27">Elon </text:span><text:span text:style-name="T30">MUSK</text:span>, l’un des cofondateurs de <text:span text:style-name="T27">Tesla Motor</text:span>, c'est une sorte de <text:span text:style-name="T47">fonctionnement</text:span> « Uber », mais sans chauffeur. Il n'est pas le seul à imaginer ça: <text:span text:style-name="T27">Uber </text:span><text:span text:style-name="T11">et</text:span> <text:span text:style-name="T27">Lyft</text:span> deux entreprises de voiture de transport avec chauffeur, ou encore Google ont également cette idée derrière la tête. Ils imaginent tous un monde où le coût d'un taxi sera tellement bon marché vu qu'il n'y aura pas de chauffeur à payer que beaucoup de personnes se déplaceront, dans des voitures sans conducteur.</text:p>
      <text:h text:style-name="Heading_20_1" text:outline-level="1"><text:bookmark-start text:name="__RefHeading___Toc664_892203132"/><text:soft-page-break/>Cahier des charge<text:span text:style-name="T35">s.</text:span><text:bookmark-end text:name="__RefHeading___Toc664_892203132"/></text:h>
      <text:h text:style-name="P38" text:outline-level="2"><text:bookmark-start text:name="__RefHeading___Toc666_892203132"/>Récupérer une image.<text:bookmark-end text:name="__RefHeading___Toc666_892203132"/></text:h>
      <text:p text:style-name="P22"><text:span text:style-name="T45">Avant de pouvoir construire une voiture nous devions élaborer un programme capable de récupérer une image. Cette image sera ensuite analysée par différentes techniques de traitement d’images qui existent, pour ensuite ressortir l’information nécessaire. Dans un premier temps, la source d’image provient d’une image enregistrée. À terme, cette image ne sera pas une image choisie mais une image qui sera directement prise en directe. Pour cela nous décidons d’équiper l</text:span>a voiture d’une caméra capable de prendre en photo la partie avant du véhicule <text:span text:style-name="T55">et de retransmettre les données de cette image au programme.</text:span></text:p>
      <text:h text:style-name="P38" text:outline-level="2"><text:bookmark-start text:name="__RefHeading___Toc704_892203132"/>Analyser les <text:span text:style-name="T53">images</text:span>.<text:bookmark-end text:name="__RefHeading___Toc704_892203132"/></text:h>
      <text:p text:style-name="P23">Il existe plusieurs technique d’analyse d’<text:span text:style-name="T53">image</text:span>, mais nous devions choisir laquelle <text:span text:style-name="T55">celle qui </text:span>serait la <text:span text:style-name="T55">plus</text:span> adapt<text:span text:style-name="T55">ée</text:span> pour analyser l’<text:span text:style-name="T53">image d’un panneau</text:span> et nous <text:span text:style-name="T55">rendre</text:span> l’information correcte. En effet, il fallait qu’on <text:span text:style-name="T46">puisse faire la distinction entre tous les différents types de panneaux de signalisation, les feux tricolore et les informations inscrites sur des panneaux comme par exemple les panneaux de limitation de vitesse.</text:span></text:p>
      <text:h text:style-name="P39" text:outline-level="2"><text:bookmark-start text:name="__RefHeading___Toc706_892203132"/>Comparer les <text:span text:style-name="T53">images</text:span>.<text:bookmark-end text:name="__RefHeading___Toc706_892203132"/></text:h>
      <text:p text:style-name="P25">Il fallait <text:span text:style-name="T55">ensuite </text:span>que l’analyse d’<text:span text:style-name="T53">image</text:span> <text:span text:style-name="T55">nous permette de </text:span>faire une comparaison d’<text:span text:style-name="T55">image recueillies</text:span> afin qu<text:span text:style-name="T55">e nous</text:span> puiss<text:span text:style-name="T55">ions</text:span> ensuite agir <text:span text:style-name="T55">sur </text:span>les paramètres. Le<text:span text:style-name="T53">s</text:span> <text:span text:style-name="T53">images</text:span> qu’i<text:span text:style-name="T55">l</text:span> fallait reconnaître <text:span text:style-name="T55">possèdent des formes comme</text:span> le carré, <text:span text:style-name="T53">l’</text:span>octogonale, ou <text:span text:style-name="T53">le </text:span>triangle. De ce fait, le programme créer deva<text:span text:style-name="T55">it</text:span> analyser <text:span text:style-name="T55">les panneaux puis en faire</text:span> une comparaison avec des panneaux qui <text:span text:style-name="T55">sont</text:span> stocké<text:span text:style-name="T55">s préalablement</text:span> dans une base de données afin <text:span text:style-name="T55">qu’au final,</text:span> l’information sur le panneau traité agisse sur la voiture.</text:p>
      <text:h text:style-name="P38" text:outline-level="2"><text:bookmark-start text:name="__RefHeading___Toc708_892203132"/>Agir sur les paramètres.<text:bookmark-end text:name="__RefHeading___Toc708_892203132"/></text:h>
      <text:p text:style-name="P24">Suite à ces phases de récupération, d’analyse et de comparaison nous traitons les données. <text:span text:style-name="T55">C</text:span>es données nous permett<text:span text:style-name="T55">ent</text:span> de <text:span text:style-name="T55">reconnaître et d’associer</text:span> le comportement que doit avoir le véhicule. <text:span text:style-name="T55">Ce dernier</text:span> recevant l’information agir<text:span text:style-name="T55">a</text:span> en conséquence. <text:span text:style-name="T55">Il</text:span> pourra <text:span text:style-name="T55">alors</text:span> effectuer une action <text:span text:style-name="T55">comme </text:span>le déclenchement d’un clignotant, <text:span text:style-name="T55">la régulation de</text:span> l’allure, <text:span text:style-name="T55">l’ajustement de la</text:span> direction voire même plusieurs <text:span text:style-name="T55">ces actions combinées</text:span>. </text:p>
      <text:h text:style-name="P42" text:outline-level="2"><text:bookmark-start text:name="__RefHeading___Toc2121_892203132"/><text:soft-page-break/>Fonctionnement facultatif.<text:bookmark-end text:name="__RefHeading___Toc2121_892203132"/></text:h>
      <text:p text:style-name="Text_20_body"><text:span text:style-name="T56">À notre niveau nous avions des fonctionnements qui n’étaient pas essentiels dans le cadre de l’élaboration de notre voiture : r</text:span>econnaître les priorités et <text:span text:style-name="T56">y</text:span> réagir <text:span text:style-name="T48">et éviter les obstacles inattendus comme par exemple un piéton traversant la route alors que le feu est rouge pour lui.</text:span></text:p>
      <text:h text:style-name="Heading_20_1" text:outline-level="1"><text:bookmark-start text:name="__RefHeading___Toc668_892203132"/><text:s/><text:span text:style-name="T38">T</text:span>ravail <text:span text:style-name="T41">antérieur effectué</text:span>.<text:bookmark-end text:name="__RefHeading___Toc668_892203132"/></text:h>
      <text:p text:style-name="P31">Lors du semestre précédent, nous avons effectué différentes recherche<text:span text:style-name="T57">s</text:span> concernant les techniques utilisées pour <text:span text:style-name="T57">cela nous avons constatés que le filtrage des images étaient beaucoup utilisés afin justement de délimiter les contours plus facilement. Ensuite avec l’arrivé des gros centre de données ( </text:span><text:span text:style-name="T32">Big Data</text:span><text:span text:style-name="T15">) le </text:span><text:span text:style-name="T32">machine learning</text:span><text:span text:style-name="T15"> a fait son apparition. Ce qui permet l’arrivé une meilleur réponse, car la machine apprend d’elle même et s’adapte par rapport aux résultats analyser. </text:span></text:p>
      <text:h text:style-name="P38" text:outline-level="2"><text:bookmark-start text:name="__RefHeading___Toc710_892203132"/><text:span text:style-name="T37">Les techniques possibles et envisagées.</text:span><text:bookmark-end text:name="__RefHeading___Toc710_892203132"/></text:h>
      <text:h text:style-name="P54" text:outline-level="3"><text:bookmark-start text:name="__RefHeading___Toc2123_892203132"/>Les filtres<text:bookmark-end text:name="__RefHeading___Toc2123_892203132"/></text:h>
      <text:p text:style-name="P29">Ces filtres transforment l'image d'entrée en une image noire sauf aux points où un contour est détecté qui est marqué en blanc. <text:span text:style-name="T53">Ce qui va permettre une meilleure analyse des contours. Ils existent plusieurs type de filtre (Filtre dérivées premières, Filtre de Prewitt...) .</text:span></text:p>
      <text:h text:style-name="P55" text:outline-level="3"><text:bookmark-start text:name="__RefHeading___Toc2125_892203132"/><text:span text:style-name="T54">Le </text:span><text:span text:style-name="T31">machine learning.</text:span><text:bookmark-end text:name="__RefHeading___Toc2125_892203132"/></text:h>
      <text:p text:style-name="P13"><text:span text:style-name="T12">Le </text:span><text:span text:style-name="T31">machine learning </text:span><text:span text:style-name="T12">ou apprentissage automatique est </text:span><text:span text:style-name="T14">apparu surtout après l’arrivé en masse du </text:span><text:span text:style-name="T28">Big</text:span><text:span text:style-name="T14"> </text:span><text:span text:style-name="T28">Data. </text:span><text:span text:style-name="T13">L’apprentissage automatique se fait en deux phases. Une première phase d’entraînement et ensuite une phase de vérification. </text:span><text:span text:style-name="T15">La phase d’entraînement va consister à rentrer un nombre conséquent d’information à la machine </text:span><text:span text:style-name="T17">où il va apprendre le résultat</text:span><text:span text:style-name="T15">. </text:span><text:span text:style-name="T16">La phase de vérification </text:span><text:span text:style-name="T17">va lui par contre vérifié que ce qu’il a bien appris lors de l’entraînement soit bien assimilé.</text:span></text:p>
      <text:h text:style-name="P43" text:outline-level="2"><text:bookmark-start text:name="__RefHeading___Toc2133_892203132"/>Choix de la librairie.<text:bookmark-end text:name="__RefHeading___Toc2133_892203132"/></text:h>
      <text:p text:style-name="P26">Nous avons effectué plusieurs recherchent sur le domaine du traitement d’information, mais plus particulièrement celui de l’image. Pour cela nous <text:span text:style-name="T49">nous </text:span>sommes penché<text:span text:style-name="T49">s</text:span> sur la librairie de OpenCv <text:span text:style-name="T49">mais également sur l’API de Google. Cependant l’API de Google a été vite abandonné au vu qu’il fallait avoir un compte chez eux. Du coup nous nous sommes concentrés sur la librairie d’OpenCv.</text:span></text:p>
      <text:h text:style-name="P40" text:outline-level="2"><text:bookmark-start text:name="__RefHeading___Toc712_892203132"/><text:soft-page-break/><text:span text:style-name="T36">Commande de matériels.</text:span><text:bookmark-end text:name="__RefHeading___Toc712_892203132"/></text:h>
      <text:p text:style-name="P34">Bien évidement nous ne pouvions pas faire un modèle grandeur nature. De ce fait, nous avions cherchés à miniaturiser notre véhicule. Pour le cela, nous avons choisi une <text:span text:style-name="T27">Raspberry</text:span> <text:span text:style-name="T33">P</text:span><text:span text:style-name="T27">i</text:span> 3 qui est un nano-ordinateur ( aussi grand qu’une carte de crédit ). Nous avons pris cette carte là. Car il y a une grande communauté du coup un suivi sur la carte et de plus c’était compatible avec la librairie choisis. <text:span text:style-name="T58">Les spécifications du nano-ordinateur ; CPU 1.2GHz 64-bit quad-core ARMv8 ; 802.11n Wireless LAN ; Bluetooth 4.1. Des spécifications impressionnantes au vue de sa taille.</text:span></text:p>
      <text:p text:style-name="P33">Nous sommes aussi renseigné pour pouvoir avoir un <text:span text:style-name="T58">habitacle de voiture mais qui était adapté pour intégrer la Raspberry Pi 3. En faisant, ces recherches nous sommes tombés sur une voiture intelligente adapter pour la Raspberry Pi 3 doté d’une caméra. Cette voiture est télécommandé mais nous aurions adapté pour que cette fonction ne soit pas utile mais qu’elle suffise a elle même.</text:span></text:p>
      <text:h text:style-name="Heading_20_2" text:outline-level="2"><text:bookmark-start text:name="__RefHeading___Toc716_892203132"/>Mise en place d’une base de donnée<text:span text:style-name="T36">s.</text:span><text:bookmark-end text:name="__RefHeading___Toc716_892203132"/></text:h>
      <text:p text:style-name="P35">Nous avons <text:span text:style-name="T59">décidé de créer des objets de format XML avec les informations d’images sélectionnées préalablement. On peut voir ci-dessous un objet panneau de limitation de vitesse. </text:span></text:p>
      <table:table table:name="Tableau1" table:style-name="Tableau1">
        <table:table-column table:style-name="Tableau1.A"/>
        <table:table-column table:style-name="Tableau1.B"/>
        <table:table-row>
          <table:table-cell table:style-name="Tableau1.A1" office:value-type="string">
            <text:p text:style-name="P57"><text:bookmark text:name="LC9"/>&lt;<text:span text:style-name="T60">Panneau</text:span>&gt;<text:bookmark text:name="L10"/></text:p>
          </table:table-cell>
          <table:table-cell table:style-name="Tableau1.B1" office:value-type="string">
            <text:p text:style-name="P59"/>
          </table:table-cell>
        </table:table-row>
        <table:table-row>
          <table:table-cell table:style-name="Tableau1.A1" office:value-type="string">
            <text:p text:style-name="P59"><text:bookmark text:name="LC10"/></text:p>
          </table:table-cell>
          <table:table-cell table:style-name="Tableau1.A1" office:value-type="string">
            <text:p text:style-name="P57">&lt;<text:span text:style-name="T60">id</text:span>&gt;1&lt;/<text:span text:style-name="T60">id</text:span>&gt;<text:bookmark text:name="L11"/></text:p>
          </table:table-cell>
        </table:table-row>
        <table:table-row>
          <table:table-cell table:style-name="Tableau1.A1" office:value-type="string">
            <text:p text:style-name="P59"><text:bookmark text:name="LC11"/></text:p>
          </table:table-cell>
          <table:table-cell table:style-name="Tableau1.A1" office:value-type="string">
            <text:p text:style-name="P57">&lt;<text:span text:style-name="T60">nom</text:span>&gt;Limitation 30&lt;/<text:span text:style-name="T60">nom</text:span>&gt;<text:bookmark text:name="L12"/></text:p>
          </table:table-cell>
        </table:table-row>
        <table:table-row>
          <table:table-cell table:style-name="Tableau1.A1" office:value-type="string">
            <text:p text:style-name="P59"><text:bookmark text:name="LC12"/></text:p>
          </table:table-cell>
          <table:table-cell table:style-name="Tableau1.A1" office:value-type="string">
            <text:p text:style-name="P57">&lt;<text:span text:style-name="T60">images</text:span>&gt;images/panneau30.jpg&lt;/<text:span text:style-name="T60">images</text:span>&gt;<text:bookmark text:name="L13"/></text:p>
          </table:table-cell>
        </table:table-row>
        <table:table-row>
          <table:table-cell table:style-name="Tableau1.A1" office:value-type="string">
            <text:p text:style-name="P59"><text:bookmark text:name="LC13"/></text:p>
          </table:table-cell>
          <table:table-cell table:style-name="Tableau1.A1" office:value-type="string">
            <text:p text:style-name="P57">&lt;<text:span text:style-name="T60">contenu</text:span>&gt;30&lt;/<text:span text:style-name="T60">contenu</text:span>&gt;<text:bookmark text:name="L14"/></text:p>
          </table:table-cell>
        </table:table-row>
        <table:table-row>
          <table:table-cell table:style-name="Tableau1.A1" office:value-type="string">
            <text:p text:style-name="P59"><text:bookmark text:name="LC14"/></text:p>
          </table:table-cell>
          <table:table-cell table:style-name="Tableau1.A1" office:value-type="string">
            <text:p text:style-name="P57">&lt;<text:span text:style-name="T60">type_id</text:span>&gt;1&lt;/<text:span text:style-name="T60">type_id</text:span>&gt;<text:bookmark text:name="L15"/></text:p>
          </table:table-cell>
        </table:table-row>
        <table:table-row>
          <table:table-cell table:style-name="Tableau1.A1" office:value-type="string">
            <text:p text:style-name="P58"><text:bookmark text:name="LC15"/>&lt;/<text:span text:style-name="T60">Panneau</text:span>&gt;</text:p>
          </table:table-cell>
          <table:table-cell table:style-name="Tableau1.A1" office:value-type="string">
            <text:p text:style-name="P57"/>
          </table:table-cell>
        </table:table-row>
      </table:table>
      <text:p text:style-name="P36">Ce qui va se passer c’est que nous allons comparaît l’image reçu avec celles stockées et voir les correspondances. </text:p>
      <text:h text:style-name="P2" text:outline-level="1"><text:bookmark-start text:name="__RefHeading___Toc2135_892203132"/><text:span text:style-name="T26">Les techniques de t</text:span>raitement d’image.<text:bookmark-end text:name="__RefHeading___Toc2135_892203132"/></text:h>
      <text:p text:style-name="Text_20_body">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nous allons vous présenter deux techniques qui nous ont attirés et sur lesquels nous avons travaillé pour élaborer notre voiture autonome.</text:p>
      <text:h text:style-name="P41" text:outline-level="2"><text:bookmark-start text:name="__RefHeading___Toc2137_892203132"/><text:soft-page-break/><text:span text:style-name="T18">Google </text:span><text:span text:style-name="T20">Cloud </text:span><text:span text:style-name="T18">Vision.</text:span><text:bookmark-end text:name="__RefHeading___Toc2137_892203132"/></text:h>
      <text:p text:style-name="Text_20_body"><text:span text:style-name="T19">C’est une </text:span><text:span text:style-name="T23">API récente</text:span><text:span text:style-name="T19"> </text:span><text:span text:style-name="T22">de Google </text:span><text:span text:style-name="T20">qui va nous permettre d’intégrer l’analyse d’image à notre projet. Google Cloud Vision s’appuie sur le </text:span><text:span text:style-name="T34">machine</text:span><text:span text:style-name="T20"> </text:span><text:span text:style-name="T34">learning</text:span><text:span text:style-name="T20"> et permet également la reconnaissance faciale</text:span><text:span text:style-name="T39">.</text:span></text:p>
      <text:h text:style-name="Heading_20_3" text:outline-level="3"><text:bookmark-start text:name="__RefHeading___Toc724_892203132"/>Qu’est ce qu’une API ?<text:bookmark-end text:name="__RefHeading___Toc724_892203132"/></text:h>
      <text:p text:style-name="P10">API est <text:span text:style-name="T40">l’</text:span>acronyme pour <text:span text:style-name="T27">Application Programming Interface</text:span>, on traduit en français par Interface de Programmation Applicative. L'API peut <text:span text:style-name="T42">se</text:span> résum<text:span text:style-name="T42">er</text:span> à une solution informatique permet<text:span text:style-name="T42">ant</text:span> à des applications de communiquer entre elles et de s'échanger mutuellement des services. Il s'agit d'<text:span text:style-name="T43">un regroupement de plusieurs codes prêt à l'emploie et dans lequel on va piocher. Ce regroupement de codes va faciliter</text:span> l'accès aux services d'une application.</text:p>
      <text:p text:style-name="P9">Dans le domaine d'Internet, l'API <text:span text:style-name="T42">va </text:span>permet<text:span text:style-name="T42">tre</text:span> aux développeurs de pouvoir utiliser un programme sans avoir à se soucier du fonctionnement complexe d'une application. Les API peuvent par exemple être utilisées pour déclencher des campagnes publicitaires d'<text:span text:style-name="T27">e-mailing</text:span> de façon automatique sans avoir à passer par la compréhension d'une telle application. On les retrouve aujourd'hui dans de nombreux logiciels, en particulier dans les systèmes d'exploitation, les serveurs d'applications, dans le monde du graphisme</text:p>
      <text:h text:style-name="P50" text:outline-level="3"><text:bookmark-start text:name="__RefHeading___Toc726_892203132"/><text:span text:style-name="T40">Son fonctionnement</text:span>.<text:bookmark-end text:name="__RefHeading___Toc726_892203132"/></text:h>
      <text:p text:style-name="P11"><text:span text:style-name="T21">Celle-ci permet d’accéder à la reconnaissance d’objets sur une image, mais aussi la reconnaissance d’image ainsi que la reconnaissance de caractères textuels. Google présente les capacités de son API au travers d’un robot basé sur un Raspberry Pi et baptisé GoPiGo dans une courte vidéo de démonstration. Exploitant les différentes fonctionnalités de l’API, le robot est ainsi capable de reconnaitre et d’annoncer les objets qu’on lui présente mais il est également en mesure de lire les émotions sur le visage d’une personne en face de lui.</text:span></text:p>
      <text:h text:style-name="Heading_20_3" text:outline-level="3"><text:bookmark-start text:name="__RefHeading___Toc728_892203132"/><text:span text:style-name="T21">L</text:span><text:span text:style-name="T18">es avantages et inconvénients.</text:span><text:bookmark-end text:name="__RefHeading___Toc728_892203132"/></text:h>
      <text:p text:style-name="P12"><text:span text:style-name="T18">L’avantage de cette Api c’est que c’est Google, en effet </text:span></text:p>
      <text:h text:style-name="P37" text:outline-level="2"><text:bookmark-start text:name="__RefHeading___Toc674_892203132"/><text:soft-page-break/>OpenCv<text:bookmark-end text:name="__RefHeading___Toc674_892203132"/></text:h>
      <text:h text:style-name="Heading_20_3" text:outline-level="3"><text:bookmark-start text:name="__RefHeading___Toc730_892203132"/>Qu’est ce qu’une librairie ?<text:bookmark-end text:name="__RefHeading___Toc730_892203132"/></text:h>
      <text:p text:style-name="P32"><text:tab/>Une librairie est un ensemble de fonctions et de programmes redondantes, qui bien souvent sont déjà compilée et prêtes à être utilisée dans nos programmes. Depuis les années 50, elles sont devenues indispensables aux développeurs. Elles permettent la création de <text:s/>de réaliser des interfaces graphiques, des frameworks, des plugins et bien d'autres programmes et outils. Et ce beaucoup plus simplement.</text:p>
      <text:h text:style-name="P51" text:outline-level="3"><text:bookmark-start text:name="__RefHeading___Toc732_892203132"/>Les avantages.<text:bookmark-end text:name="__RefHeading___Toc732_892203132"/></text:h>
      <text:p text:style-name="P32">L'avantage de cette librairie est qu'elle peut être capable de détecter des formes sur des images, mais aussi d'en extraire une partie afin de pouvoir ainsi la comparer à une images de notre base de données XML. De plus cette librairie est aussi capable d'appliquer des filtres sur les images afin de les rendre plus simple à manipuler lors de reconnaissance de forme ou de points de correspondances.</text:p>
      <text:h text:style-name="Heading_20_3" text:outline-level="3"><text:bookmark-start text:name="__RefHeading___Toc734_892203132"/>Les inconvénients<text:bookmark-end text:name="__RefHeading___Toc734_892203132"/></text:h>
      <text:p text:style-name="P32">Tout d'abord cette librairie n'est pas très facile à utiliser et les documentations la concernant ne sont pas très riches ne la rendant pas très simple d'utilisation. De plus le découpage des images par endroit précis via la librairie est obligatoire pour une analyse comme la notre sinon l'analyse est faussé !</text:p>
      <text:p text:style-name="P32"/>
      <text:h text:style-name="P3" text:outline-level="1"><text:bookmark-start text:name="__RefHeading___Toc736_892203132"/>Bilan.<text:bookmark-end text:name="__RefHeading___Toc736_892203132"/></text:h>
      <text:h text:style-name="Heading_20_2" text:outline-level="2"><text:bookmark-start text:name="__RefHeading___Toc2127_892203132"/>Bilan <text:span text:style-name="T56">du</text:span> <text:span text:style-name="T49">projet.</text:span><text:bookmark-end text:name="__RefHeading___Toc2127_892203132"/></text:h>
      <text:p text:style-name="P30">L’évolution du projet est mitigé<text:span text:style-name="T56">e</text:span>. <text:span text:style-name="T56">Nous </text:span>n’avons pas eu la possibil<text:span text:style-name="T50">i</text:span>té d’avoir le matériel nécessaire <text:span text:style-name="T56">et de ce fait</text:span>, le projet n’a pu aboutir. Cependant l’application développée remplie <text:span text:style-name="T56">en partie </text:span>les exigences du cahier des charges. En effet, <text:span text:style-name="T56">nous pouvons </text:span>récupérer une image, l’analyser et <text:span text:style-name="T56">la</text:span> comparer mais il n’y a pas d’interaction <text:span text:style-name="T56">avec</text:span> le véhicule ou le programme. <text:s/><text:span text:style-name="T51">De plus, il faudrait améliorer l’analyse et le traitement d’image. Car le résultat est biaisé dès lors que la qualité de l’image n’est pas correcte, </text:span><text:span text:style-name="Police_20_par_20_défaut"><text:span text:style-name="T7">et cela nous empêche de retirer des informations.</text:span></text:span></text:p>
      <text:p text:style-name="P28"><text:soft-page-break/><text:span text:style-name="T51">Par contre le point positif de notre programme c’est qu’il est capable de lire le contenu des panneaux même si celui-ci contient du texte. Les informations sont récupérées et utilisables. Il ne reste plus qu’à l’améliorer et de l’implanter dans un véhicule afin de pouvoir voir son comportement réel.</text:span></text:p>
      <text:h text:style-name="Heading_20_2" text:outline-level="2"><text:bookmark-start text:name="__RefHeading___Toc2129_892203132"/>Bilan humain.<text:bookmark-end text:name="__RefHeading___Toc2129_892203132"/></text:h>
      <text:p text:style-name="P27"><text:span text:style-name="T51">Le fait de travailler en groupe nous </text:span>a permis de découvrir le<text:span text:style-name="T51">s avantages et les inconvénients du travail d’équipe. Nous avons pu nous partager les tâches. L’ambiance était très conviviale</text:span>, l’entraide au sein d<text:span text:style-name="T51">u groupe</text:span> et le soutien moral <text:span text:style-name="T51">ont permis de nous soutenir à chaque difficulté rencontrée</text:span>. Tou<text:span text:style-name="T56">t</text:span> cela <text:span text:style-name="T56">nous a</text:span> permis d’effectuer un tour d’horizon du métier de développeur.</text:p>
      <text:h text:style-name="Heading_20_2" text:outline-level="2"><text:bookmark-start text:name="__RefHeading___Toc2131_892203132"/>Bilan pédagogique<text:bookmark-end text:name="__RefHeading___Toc2131_892203132"/></text:h>
      <text:p text:style-name="P27">Durant <text:span text:style-name="T51">ce projet</text:span> <text:span text:style-name="T51">nous avons fait directement </text:span>face à des nouvelles technologies que <text:span text:style-name="T56">nous n’avions</text:span> pas eu la chance de voir avant, comme le <text:span text:style-name="T52">traitement d’image</text:span> ou l’<text:span text:style-name="T52">utilisation d’API</text:span>. Ce<text:span text:style-name="T56">la</text:span> <text:s/><text:span text:style-name="T52">nous </text:span>a <text:span text:style-name="T56">incité</text:span> à lire et à consulter plusieurs cours et tutoriels sur internet.</text:p>
      <text:p text:style-name="P27">L’approfondissement de <text:span text:style-name="T52">no</text:span>s connaissances n’est pas le seul acquis de ce <text:span text:style-name="T56">projet</text:span>. En effet la méthodologie de conduite de projet en <text:span text:style-name="T52">groupe</text:span> a été une réelle découverte et elle a changé <text:span text:style-name="T52">nos</text:span> façon de travailler.</text:p>
      <text:p text:style-name="P27">Le fait de prendre part <text:span text:style-name="T56">à</text:span> un projet concret et nécessaire à un tiers, renforce le sens de l’analyse et de <text:span text:style-name="T56">la </text:span>responsabilité pour répondre et satisfaire un cahier des charges et un besoin défini.</text:p>
      <text:h text:style-name="P5" text:outline-level="1"/>
      <text:h text:style-name="P5" text:outline-level="1"/>
      <text:h text:style-name="P5" text:outline-level="1"/>
      <text:p text:style-name="P4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Crimson Text" svg:font-family="'Crimson Text', serif"/>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sans-serif" svg:font-family="sans-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text-align="center" style:justify-single-word="false" fo:orphans="2" fo:hyphenation-ladder-count="no-limit" style:page-number="auto">
        <style:tab-stops/>
      </style:paragraph-properties>
      <style:text-properties fo:font-size="24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size="16pt"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03:59:57.046734859</dc:date>
    <meta:editing-cycles>37</meta:editing-cycles>
    <meta:editing-duration>PT4H21M13S</meta:editing-duration>
    <meta:document-statistic meta:table-count="1" meta:image-count="0" meta:object-count="0" meta:page-count="13" meta:paragraph-count="125" meta:word-count="3082" meta:character-count="19582" meta:non-whitespace-character-count="16641"/>
    <meta:template xlink:type="simple" xlink:actuate="onRequest" xlink:title="" xlink:href="../../rapport.odt/Normal.dotm"/>
  </office:meta>
</office:document-meta>
</file>